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2D00000170ED650B5D.png"/>
  <manifest:file-entry manifest:media-type="image/png" manifest:full-path="Pictures/1000000000000280000000052876A81A.png"/>
  <manifest:file-entry manifest:media-type="image/gif" manifest:full-path="Pictures/100002000000000C0000000C424A846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ffffff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true" fo:padding-top="0cm" fo:padding-bottom="0cm" fo:padding-left="0cm" fo:padding-right="0cm" fo:wrap-option="wrap" draw:shadow="hidden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true" fo:padding-top="0cm" fo:padding-bottom="0cm" fo:padding-left="0cm" fo:padding-right="0cm" fo:wrap-option="wrap" draw:shadow="hidden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min-height="0.942cm" fo:min-width="16.271cm" fo:padding-top="0cm" fo:padding-bottom="0cm" fo:padding-left="0cm" fo:padding-right="0cm" fo:wrap-option="wrap" draw:shadow="hidden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1.41cm" draw:shadow="hidden"/>
    </style:style>
    <style:style style:name="pr2" style:family="presentation" style:parent-style-name="Default-title">
      <style:graphic-properties draw:fill-color="#ffffff" fo:min-height="3.036cm"/>
    </style:style>
    <style:style style:name="pr3" style:family="presentation" style:parent-style-name="Default-outline1">
      <style:graphic-properties draw:fill-color="#ffffff" fo:min-height="12.962cm"/>
    </style:style>
    <style:style style:name="pr4" style:family="presentation" style:parent-style-name="Default-notes">
      <style:graphic-properties draw:fill-color="#ffffff" fo:min-height="11.159cm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line-height="97%" fo:text-align="center" text:enable-numbering="false" fo:text-indent="0cm" style:line-break="strict"/>
    </style:style>
    <style:style style:name="P3" style:family="paragraph">
      <style:paragraph-properties fo:margin-left="0cm" fo:margin-right="0cm" style:line-height-at-least="0.846cm" text:enable-numbering="false" fo:text-indent="0cm" style:line-break="strict"/>
    </style:style>
    <style:style style:name="P4" style:family="paragraph">
      <style:paragraph-properties fo:margin-left="0cm" fo:margin-right="0cm" fo:line-height="97%" fo:text-align="center" text:enable-numbering="false" fo:text-indent="0cm" style:line-break="strict" style:writing-mode="lr-tb"/>
      <style:text-properties fo:font-size="18pt" style:font-size-asian="18pt" style:font-size-complex="1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.198cm" fo:margin-right="0cm" fo:text-indent="0cm"/>
    </style:style>
    <style:style style:name="P7" style:family="paragraph">
      <style:paragraph-properties fo:margin-left="0.52cm" fo:margin-right="0cm" fo:text-indent="-0.52cm"/>
    </style:style>
    <style:style style:name="P8" style:family="paragraph">
      <style:paragraph-properties fo:margin-left="0cm" fo:margin-right="0cm" fo:text-indent="0cm"/>
      <style:text-properties fo:font-size="18pt"/>
    </style:style>
    <style:style style:name="P9" style:family="paragraph">
      <style:paragraph-properties fo:margin-left="1.36cm" fo:margin-right="0cm" fo:text-indent="-0.52cm"/>
    </style:style>
    <style:style style:name="T1" style:family="text">
      <style:text-properties fo:font-family="'Bitstream Vera Sans'" style:font-family-generic="swiss" style:font-pitch="variable" fo:font-size="40pt" fo:language="en" fo:country="GB" fo:font-weight="bold" style:font-size-asian="40pt" style:font-size-complex="40pt"/>
    </style:style>
    <style:style style:name="T2" style:family="text">
      <style:text-properties fo:font-family="'Bitstream Vera Sans'" style:font-family-generic="swiss" style:font-pitch="variable" fo:font-size="28pt" fo:language="en" fo:country="GB" fo:font-weight="bold" style:font-size-asian="28pt" style:font-size-complex="28pt"/>
    </style:style>
    <style:style style:name="T3" style:family="text">
      <style:text-properties fo:font-family="'Bitstream Vera Sans'" style:font-family-generic="swiss" style:font-pitch="variable" fo:language="en" fo:country="GB"/>
    </style:style>
    <style:style style:name="T4" style:family="text">
      <style:text-properties fo:font-family="'Bitstream Vera Sans'" style:font-family-generic="swiss" style:font-pitch="variable" fo:font-size="18pt" fo:language="en" fo:country="GB" fo:font-weight="bold" style:font-size-asian="18pt" style:font-size-complex="18pt"/>
    </style:style>
    <style:style style:name="T5" style:family="text">
      <style:text-properties style:text-position="super 58%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198cm" style:vertical-pos="middle" style:vertical-rel="line"/>
      </text:list-level-style-image>
      <text:list-level-style-image text:level="2" xlink:href="Pictures/100002000000000C0000000C424A8468.gif" xlink:type="simple" xlink:show="embed" xlink:actuate="onLoad">
        <style:list-level-properties text:min-label-width="0.52cm" style:vertical-pos="middle" style:vertical-rel="line" fo:width="0.3cm" fo:height="0.3cm"/>
      </text:list-level-style-image>
      <text:list-level-style-image text:level="3" xlink:href="Pictures/100002000000000C0000000C424A8468.gif" xlink:type="simple" xlink:show="embed" xlink:actuate="onLoad">
        <style:list-level-properties text:space-before="0.84cm" text:min-label-width="0.52cm" style:vertical-pos="middle" style:vertical-rel="line" fo:width="0.3cm" fo:height="0.3cm"/>
      </text:list-level-style-image>
      <text:list-level-style-image text:level="4" xlink:href="Pictures/100002000000000C0000000C424A8468.gif" xlink:type="simple" xlink:show="embed" xlink:actuate="onLoad">
        <style:list-level-properties text:space-before="1.68cm" text:min-label-width="0.63cm" style:vertical-pos="middle" style:vertical-rel="line" fo:width="0.3cm" fo:height="0.3cm"/>
      </text:list-level-style-image>
      <text:list-level-style-image text:level="5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6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7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8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cm" fo:height="0.3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8.385cm" svg:height="4.304cm" svg:x="0.675cm" svg:y="0.538cm">
          <text:p text:style-name="P5"/>
          <draw:enhanced-geometry svg:viewBox="0 0 21600 21600" draw:path-stretchpoint-x="10800" draw:path-stretchpoint-y="10800" draw:text-areas="?f3 ?f4 ?f5 ?f6" draw:type="round-rectangle" draw:modifiers="2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6.449cm" svg:height="5.942cm" svg:x="6.589cm" svg:y="3.321cm">
          <text:p text:style-name="P2"><text:span text:style-name="T1">Buildsysteme im</text:span></text:p>
          <text:p text:style-name="P2"><text:span text:style-name="T1">Architekturüberblick</text:span></text:p>
          <text:p text:style-name="P2"><text:span text:style-name="T1"/></text:p>
          <text:p text:style-name="P2"><text:span text:style-name="T2"/></text:p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13.532cm" svg:height="1.973cm" svg:x="16.168cm" svg:y="15.777cm">
          <text:p text:style-name="P3"><text:span text:style-name="T3">Thomas Wieger, Marco Klemm, </text:span></text:p>
          <text:p text:style-name="P3"><text:span text:style-name="T3">Darco Palic, Michael Jerger</text:span></text:p>
          <draw:enhanced-geometry svg:viewBox="0 0 21600 21600" draw:type="mso-spt202" draw:enhanced-path="M 0 0 L 21600 0 21600 21600 0 21600 0 0 Z N"/>
        </draw:custom-shape>
        <draw:custom-shape draw:style-name="gr4" draw:text-style-name="P4" draw:layer="layout" svg:width="17.913cm" svg:height="0.942cm" svg:x="6.41cm" svg:y="11.25cm">
          <text:p text:style-name="P2"><text:span text:style-name="T4">Basierend auf der Workshopreihe “Buildsysteme”</text:span></text:p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3.705cm" svg:height="10.279cm" svg:x="3.647cm" svg:y="2.853cm" draw:page-number="1"/>
          <draw:frame presentation:style-name="pr1" draw:text-style-name="P5" draw:layer="layout" svg:width="14.517cm" svg:height="11.41cm" svg:x="3.249cm" svg:y="14.129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für Buildsysteme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Zentrale Forderung CRISP</text:p>
              </text:list-item>
            </text:list>
            <text:list text:style-name="L3">
              <text:list-item>
                <text:list>
                  <text:list-item>
                    <text:p text:style-name="P7">Complete (steht als Paket zur Verfügung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peatable (bei Widerholten builds identische Artefakt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formative (automatisierte Tests, Report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chedulab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ortable (Windows, *nix, Mobile, usw.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2" presentation:class="page"/>
          <draw:frame presentation:style-name="pr4" draw:text-style-name="P5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für Buildsysteme</text:p>
          </draw:text-box>
        </draw:frame>
        <draw:frame presentation:style-name="pr3" draw:text-style-name="P6" draw:layer="layout" svg:width="27.455cm" svg:height="13.364cm" svg:x="1.25cm" svg:y="4.25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7">gute Unterstützung für builds mit vielen Projekt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gute Verwaltung von Abhängigkeiten zu Bibliotheken (jar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DE-Integration nach dem DRY-Prinzip (Eclipse, Idea, Netbeans,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infach und angemessen (essential, not accidental complexity, Lernkurv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gute Konventionen als Voreinstellung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05cm" svg:height="10.28cm" svg:x="3.646cm" svg:y="2.852cm" draw:page-number="3" presentation:class="page"/>
          <draw:frame presentation:style-name="pr4" draw:text-style-name="P8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für Buildsysteme</text:p>
          </draw:text-box>
        </draw:frame>
        <draw:frame presentation:style-name="pr3" draw:text-style-name="P6" draw:layer="layout" svg:width="27.455cm" svg:height="12.962cm" svg:x="1.207cm" svg:y="4.612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7">erweiterbar (für besondere Anforderunge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eicht anpassbar bei abweichenden Anforderung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odular (Abhängigkeiten beschreibbar, in teilen bauba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rformant (um minimale Roundtrip-Zeiten zu ermögliche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05cm" svg:height="10.28cm" svg:x="3.646cm" svg:y="2.852cm" draw:page-number="4" presentation:class="page"/>
          <draw:frame presentation:style-name="pr4" draw:text-style-name="P8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2" draw:text-style-name="P5" draw:layer="layout" svg:width="27.417cm" svg:height="3.036cm" svg:x="1.25cm" svg:y="1.037cm" presentation:class="title">
          <draw:text-box>
            <text:p text:style-name="P5">Erwartungshaltung für Buildsysteme</text:p>
          </draw:text-box>
        </draw:frame>
        <draw:frame presentation:style-name="pr3" draw:text-style-name="P6" draw:layer="layout" svg:width="27.455cm" svg:height="32.541cm" svg:x="1.207cm" svg:y="-11.542cm" presentation:class="outline" presentation:user-transformed="true">
          <draw:text-box>
            <text:list text:style-name="L3">
              <text:list-item>
                <text:p text:style-name="P6">Darüber hinaus:</text:p>
              </text:list-item>
            </text:list>
            <text:list text:style-name="L3">
              <text:list-item>
                <text:list>
                  <text:list-item>
                    <text:p text:style-name="P7">gute Unterstützung für builds mit vielen Projekt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gute Verwaltung von Abhängigkeiten zu Bibliotheken (jars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DE-Integration nach dem DRY-Prinzip (Eclipse, Idea, Netbeans,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infach und angemessen (essential, not accidental complexity, Lernkurv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gute Konventionen als Voreinstellu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rweiterbar (für besondere Anforderunge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leicht anpassbar bei abweichenden Anforderung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odular (Abhängigkeiten beschreibbar, in teilen bauba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rformant (um minimale Roundtrip-Zeiten zu ermögliche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DE Integration (Eclipse, Idea, Netbeans 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infach (nicht unnötig komplex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rweiterbar (für Besondere Anforderungen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odular (Abhängigkeiten beschreibbar, in teilen baubar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Performant (um minimale Roundtripzeiten zu ermöglichen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05cm" svg:height="10.28cm" svg:x="3.646cm" svg:y="2.852cm" draw:page-number="5" presentation:class="page"/>
          <draw:frame presentation:style-name="pr4" draw:text-style-name="P8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Erstes Beispiel: Ant</text:p>
          </draw:text-box>
        </draw:frame>
        <draw:frame presentation:style-name="pr3" draw:layer="layout" svg:width="27.455cm" svg:height="12.962cm" svg:x="1.207cm" svg:y="4.612cm" presentation:class="outline">
          <draw:text-box>
            <text:list text:style-name="L3">
              <text:list-item>
                <text:p text:style-name="P6">Ant ist eine umfassende Sammlung von Build-Werkzeugen, d.h.</text:p>
              </text:list-item>
            </text:list>
            <text:list text:style-name="L3">
              <text:list-item>
                <text:list>
                  <text:list-item>
                    <text:p text:style-name="P7">Alles wichtige ist vorhand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klarative Beschreibung der Buildreihenfol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ependecies zwischen Tasks</text:p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6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Ant: Was richtig gut funktioniert</text:p>
          </draw:text-box>
        </draw:frame>
        <draw:frame presentation:style-name="pr3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7">Wichtige Tools wie Compiler, Packer und Fileoperationen vorhand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Konzepte wie *Set (File-, ZipFile-, Dir-, ...) erleichtern das Arbeiten mit den verfügbaren Tool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chon lange im Einsatz, daher Erweiterungen für alle Lebenslagen verfügb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tegration in alle relevanten IDEs verfüg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7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Ant: Defizite und Lücken</text:p>
          </draw:text-box>
        </draw:frame>
        <draw:frame presentation:style-name="pr3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7">Modularisierung ist out of the Box nur auf Ebene von Tasks möglich (Abhilfe: z.B. Ivy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anchmal ist Imperative Verarbeitung wünschenswert (Reihenfolgen, Schleifen, ...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nformativ (Test &amp; Reports) und Scheduable (Abhilfe: CruiseControll) sind nicht out of the Box vorhand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uilddefinition in XML ist gesprächi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Verwaltung von 3<text:span text:style-name="T5">rd</text:span> Party Libs feh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8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Zweites Beispiel: Maven</text:p>
          </draw:text-box>
        </draw:frame>
        <draw:frame presentation:style-name="pr3" draw:layer="layout" svg:width="27.455cm" svg:height="12.962cm" svg:x="1.207cm" svg:y="4.612cm" presentation:class="outline">
          <draw:text-box>
            <text:list text:style-name="L3">
              <text:list-item>
                <text:p text:style-name="P6">Maven ist ein vollständiges Buildsystem</text:p>
              </text:list-item>
            </text:list>
            <text:list text:style-name="L3">
              <text:list-item>
                <text:list>
                  <text:list-item>
                    <text:p text:style-name="P7">Multiprojekt Suppor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Mut zu meist sinnvollen Konvention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Ein 3<text:span text:style-name="T5">rd</text:span> Party Bibliothekskonzep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Gute Integration von Report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copes für Test, Compile und Packa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9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Maven: Was richtig gut funktioniert</text:p>
          </draw:text-box>
        </draw:frame>
        <draw:frame presentation:style-name="pr3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7">Modulare Definition von Abhängigkeiten ist gut getroff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Reports funktionieren recht schnel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DE Integration ist meist recht gut (Bsp eclipse:eclipse)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urch die 3<text:span text:style-name="T5">rd</text:span> Party Bibliothek sind Versionen in benötigten libs prinzipiell managebar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05cm" svg:height="10.28cm" svg:x="3.646cm" svg:y="2.852cm" draw:page-number="10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Maven: Lücken und Defizite</text:p>
          </draw:text-box>
        </draw:frame>
        <draw:frame presentation:style-name="pr3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7">Die Crisp Anforderung Repeatable ist nur sehr schwer erfüllbar, da 3<text:span text:style-name="T5">rd</text:span> Party Libs und Maven-Module transparent nachgeladen werde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Schedulable ist nicht out of the Box erreichb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Transitivität im Compile-Scope verursacht intransparente Abhängigkeiten zu 3<text:span text:style-name="T5">rd</text:span> Party Lib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Die Einschränkung auf ein Artefact pro Projekt bläht den Build künstlich auf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Viele Maven Module funktionieren nicht sauber im Multiprojekt Modus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705cm" svg:height="10.28cm" svg:x="3.646cm" svg:y="2.852cm" draw:page-number="11" presentation:class="page"/>
          <draw:frame presentation:style-name="pr4" draw:text-style-name="P8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Fragen, die offen bleiben</text:p>
          </draw:text-box>
        </draw:frame>
        <draw:frame presentation:style-name="pr3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7">Warum XML und weitere ConfigFiles als Buildsprache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Gibt es einen angemessenen Mittelweg in der Bibliotheksverwaltung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/>
                  </text:list-item>
                </text:list>
              </text:list-item>
            </text:list>
            <text:list text:style-name="L3"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12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Buildng – was ist drin</text:p>
          </draw:text-box>
        </draw:frame>
        <draw:frame presentation:style-name="pr3" draw:layer="layout" svg:width="27.455cm" svg:height="13.297cm" svg:x="1.207cm" svg:y="4.612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 text:style-name="P9">kein XML – jeder build ist ein Java-Programm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nutzt ANT – bietet ein fluent interface für Ant in Java an (elegAnt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unterscheidet Abhängigkeiten zu anderen Projekten und zu Bibliotheken (jars)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keine Versionen von Bibliotheken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Bibliotheken liegen im Dateisystem, nicht in irgendeinem Repository. Keine Vorgaben zur Verzeichnisstruktur, keine Verwaltung von Versionen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Compile-Abhängigkeiten sind nicht-transitiv, Test/Runtime-Abhängigkeiten sind transitiv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9">sinnvolle Konventionen (a la Maven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13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2" draw:layer="layout" svg:width="27.417cm" svg:height="3.036cm" svg:x="1.25cm" svg:y="1.037cm" presentation:class="title">
          <draw:text-box>
            <text:p text:style-name="P5">Buildng – was fehlt noch</text:p>
          </draw:text-box>
        </draw:frame>
        <draw:frame presentation:style-name="pr3" draw:layer="layout" svg:width="27.455cm" svg:height="12.962cm" svg:x="1.207cm" svg:y="4.612cm" presentation:class="outline">
          <draw:text-box>
            <text:list text:style-name="L3">
              <text:list-item>
                <text:list>
                  <text:list-item>
                    <text:p text:style-name="P7">Infrastruktur für Berich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builder für ejb-module, ea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7">Ide Integ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5" draw:layer="layout" svg:width="13.705cm" svg:height="10.28cm" svg:x="3.646cm" svg:y="2.852cm" draw:page-number="14" presentation:class="page"/>
          <draw:frame presentation:style-name="pr4" draw:layer="layout" svg:width="14.517cm" svg:height="11.159cm" svg:x="3.249cm" svg:y="14.1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Andale Sans UI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Lucidasans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start" text:enable-numbering="false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32pt" fo:font-style="normal" fo:text-shadow="none" style:text-underline-style="none" fo:font-weight="bold" style:font-family-asian="'HG Mincho Light J'" style:font-pitch-asian="variable" style:font-size-asian="32pt" style:font-style-asian="normal" style:font-weight-asian="normal" style:font-family-complex="'HG Mincho Light J'" style:font-pitch-complex="variable" style:font-size-complex="32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568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86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73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77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77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568cm" fo:margin-right="0cm" fo:margin-top="0cm" fo:margin-bottom="0cm" style:line-height-at-least="0.846cm" fo:text-align="center" text:enable-numbering="false" fo:text-indent="0cm" style:punctuation-wrap="simple" style:line-break="strict">
        <style:tab-stops>
          <style:tab-stop style:position="0cm"/>
          <style:tab-stop style:position="0.679cm"/>
          <style:tab-stop style:position="1.927cm"/>
          <style:tab-stop style:position="3.175cm"/>
          <style:tab-stop style:position="4.422cm"/>
          <style:tab-stop style:position="5.67cm"/>
          <style:tab-stop style:position="6.918cm"/>
          <style:tab-stop style:position="8.166cm"/>
          <style:tab-stop style:position="9.414cm"/>
          <style:tab-stop style:position="10.662cm"/>
          <style:tab-stop style:position="11.91cm"/>
          <style:tab-stop style:position="13.158cm"/>
          <style:tab-stop style:position="14.406cm"/>
          <style:tab-stop style:position="15.654cm"/>
          <style:tab-stop style:position="16.902cm"/>
          <style:tab-stop style:position="18.15cm"/>
          <style:tab-stop style:position="19.398cm"/>
          <style:tab-stop style:position="20.646cm"/>
          <style:tab-stop style:position="21.894cm"/>
          <style:tab-stop style:position="23.142cm"/>
          <style:tab-stop style:position="24.3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18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C0000000C424A8468.gif" xlink:type="simple" xlink:show="embed" xlink:actuate="onLoad">
            <style:list-level-properties text:space-before="0.198cm" style:vertical-pos="middle" style:vertical-rel="line"/>
          </text:list-level-style-image>
          <text:list-level-style-image text:level="2" xlink:href="Pictures/100002000000000C0000000C424A8468.gif" xlink:type="simple" xlink:show="embed" xlink:actuate="onLoad">
            <style:list-level-properties text:min-label-width="0.52cm" style:vertical-pos="middle" style:vertical-rel="line" fo:width="0.3cm" fo:height="0.3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0.84cm" text:min-label-width="0.52cm" style:vertical-pos="middle" style:vertical-rel="line" fo:width="0.3cm" fo:height="0.3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1.68cm" text:min-label-width="0.63cm" style:vertical-pos="middle" style:vertical-rel="line" fo:width="0.3cm" fo:height="0.3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3.391cm" text:min-label-width="1.177cm" style:vertical-pos="middle" style:vertical-rel="line" fo:width="0.3cm" fo:height="0.3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4.8cm" text:min-label-width="0.6cm" style:vertical-pos="middle" style:vertical-rel="line" fo:width="0.3cm" fo:height="0.3cm"/>
          </text:list-level-style-image>
        </text:list-style>
      </style:graphic-properties>
      <style:paragraph-properties fo:margin-left="0.198cm" fo:margin-right="0cm" fo:margin-top="0.101cm" fo:margin-bottom="0.604cm" style:line-height-at-least="1.005cm" fo:text-align="start" text:enable-numbering="true" fo:text-indent="0cm" style:punctuation-wrap="simple" style:line-break="strict">
        <style:tab-stops>
          <style:tab-stop style:position="0cm"/>
          <style:tab-stop style:position="1.049cm"/>
          <style:tab-stop style:position="2.297cm"/>
          <style:tab-stop style:position="3.545cm"/>
          <style:tab-stop style:position="4.793cm"/>
          <style:tab-stop style:position="6.041cm"/>
          <style:tab-stop style:position="7.289cm"/>
          <style:tab-stop style:position="8.537cm"/>
          <style:tab-stop style:position="9.785cm"/>
          <style:tab-stop style:position="11.033cm"/>
          <style:tab-stop style:position="12.281cm"/>
          <style:tab-stop style:position="13.529cm"/>
          <style:tab-stop style:position="14.776cm"/>
          <style:tab-stop style:position="16.024cm"/>
          <style:tab-stop style:position="17.272cm"/>
          <style:tab-stop style:position="18.52cm"/>
          <style:tab-stop style:position="19.768cm"/>
          <style:tab-stop style:position="21.016cm"/>
          <style:tab-stop style:position="22.264cm"/>
          <style:tab-stop style:position="23.512cm"/>
          <style:tab-stop style:position="24.76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28pt" fo:font-style="normal" fo:text-shadow="none" style:text-underline-style="none" fo:font-weight="bold" style:font-family-asian="'HG Mincho Light J'" style:font-pitch-asian="variable" style:font-size-asian="28pt" style:font-style-asian="normal" style:font-weight-asian="normal" style:font-family-complex="'HG Mincho Light J'" style:font-pitch-complex="variable" style:font-size-complex="2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165cm" fo:margin-right="0cm" fo:margin-top="0cm" fo:margin-bottom="0.401cm" fo:line-height="97%" fo:text-align="start" text:enable-numbering="true" fo:text-indent="0cm" style:punctuation-wrap="simple" style:line-break="strict">
        <style:tab-stops>
          <style:tab-stop style:position="0.33cm"/>
          <style:tab-stop style:position="1.578cm"/>
          <style:tab-stop style:position="2.826cm"/>
          <style:tab-stop style:position="4.074cm"/>
          <style:tab-stop style:position="5.322cm"/>
          <style:tab-stop style:position="6.57cm"/>
          <style:tab-stop style:position="7.818cm"/>
          <style:tab-stop style:position="9.066cm"/>
          <style:tab-stop style:position="10.314cm"/>
          <style:tab-stop style:position="11.562cm"/>
          <style:tab-stop style:position="12.81cm"/>
          <style:tab-stop style:position="14.058cm"/>
          <style:tab-stop style:position="15.306cm"/>
          <style:tab-stop style:position="16.554cm"/>
          <style:tab-stop style:position="17.802cm"/>
          <style:tab-stop style:position="19.05cm"/>
          <style:tab-stop style:position="20.297cm"/>
          <style:tab-stop style:position="21.545cm"/>
          <style:tab-stop style:position="22.793cm"/>
          <style:tab-stop style:position="24.041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8pt" fo:font-style="normal" fo:text-shadow="none" style:text-underline-style="none" fo:font-weight="bold" style:font-family-asian="'HG Mincho Light J'" style:font-pitch-asian="variable" style:font-size-asian="28pt" style:font-family-complex="'HG Mincho Light J'" style:font-pitch-complex="variable" style:font-size-complex="28pt" style:font-relief="none"/>
    </style:style>
    <style:style style:name="Default-outline3" style:family="presentation" style:parent-style-name="Default-outline2">
      <style:paragraph-properties fo:margin-left="2.967cm" fo:margin-right="0cm" fo:margin-top="0cm" fo:margin-bottom="0.299cm" fo:line-height="97%" fo:text-align="start" text:enable-numbering="true" fo:text-indent="0cm" style:punctuation-wrap="simple" style:line-break="strict">
        <style:tab-stops>
          <style:tab-stop style:position="0.776cm"/>
          <style:tab-stop style:position="2.024cm"/>
          <style:tab-stop style:position="3.272cm"/>
          <style:tab-stop style:position="4.519cm"/>
          <style:tab-stop style:position="5.767cm"/>
          <style:tab-stop style:position="7.015cm"/>
          <style:tab-stop style:position="8.263cm"/>
          <style:tab-stop style:position="9.511cm"/>
          <style:tab-stop style:position="10.759cm"/>
          <style:tab-stop style:position="12.007cm"/>
          <style:tab-stop style:position="13.255cm"/>
          <style:tab-stop style:position="14.503cm"/>
          <style:tab-stop style:position="15.751cm"/>
          <style:tab-stop style:position="16.999cm"/>
          <style:tab-stop style:position="18.247cm"/>
          <style:tab-stop style:position="19.495cm"/>
          <style:tab-stop style:position="20.743cm"/>
          <style:tab-stop style:position="21.991cm"/>
          <style:tab-stop style:position="23.239cm"/>
          <style:tab-stop style:position="24.487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bold" style:font-family-asian="'HG Mincho Light J'" style:font-pitch-asian="variable" style:font-size-asian="24pt" style:font-family-complex="'HG Mincho Light J'" style:font-pitch-complex="variable" style:font-size-complex="24pt" style:font-relief="none"/>
    </style:style>
    <style:style style:name="Default-outline4" style:family="presentation" style:parent-style-name="Default-outline3">
      <style:paragraph-properties fo:margin-left="3.765cm" fo:margin-right="0cm" fo:margin-top="0cm" fo:margin-bottom="0.202cm" fo:line-height="97%" fo:text-align="start" text:enable-numbering="true" fo:text-indent="0cm" style:punctuation-wrap="simple" style:line-break="strict">
        <style:tab-stops>
          <style:tab-stop style:position="1.225cm"/>
          <style:tab-stop style:position="2.473cm"/>
          <style:tab-stop style:position="3.721cm"/>
          <style:tab-stop style:position="4.969cm"/>
          <style:tab-stop style:position="6.217cm"/>
          <style:tab-stop style:position="7.465cm"/>
          <style:tab-stop style:position="8.713cm"/>
          <style:tab-stop style:position="9.961cm"/>
          <style:tab-stop style:position="11.209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6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2pt" fo:font-style="normal" fo:text-shadow="none" style:text-underline-style="none" fo:font-weight="bold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5" style:family="presentation" style:parent-style-name="Default-outline4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bold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6" style:family="presentation" style:parent-style-name="Default-outline5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7" style:family="presentation" style:parent-style-name="Default-outline6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8" style:family="presentation" style:parent-style-name="Default-outline7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Default-outline9" style:family="presentation" style:parent-style-name="Default-outline8">
      <style:paragraph-properties fo:margin-left="4.568cm" fo:margin-right="0cm" fo:margin-top="0cm" fo:margin-bottom="0.101cm" fo:line-height="97%" fo:text-align="start" text:enable-numbering="true" fo:text-indent="0cm" style:punctuation-wrap="simple" style:line-break="strict">
        <style:tab-stops>
          <style:tab-stop style:position="0.423cm"/>
          <style:tab-stop style:position="1.671cm"/>
          <style:tab-stop style:position="2.919cm"/>
          <style:tab-stop style:position="4.167cm"/>
          <style:tab-stop style:position="5.415cm"/>
          <style:tab-stop style:position="6.663cm"/>
          <style:tab-stop style:position="7.911cm"/>
          <style:tab-stop style:position="9.158cm"/>
          <style:tab-stop style:position="10.406cm"/>
          <style:tab-stop style:position="11.654cm"/>
          <style:tab-stop style:position="12.902cm"/>
          <style:tab-stop style:position="14.15cm"/>
          <style:tab-stop style:position="15.398cm"/>
          <style:tab-stop style:position="16.646cm"/>
          <style:tab-stop style:position="17.894cm"/>
          <style:tab-stop style:position="19.142cm"/>
          <style:tab-stop style:position="20.39cm"/>
          <style:tab-stop style:position="21.638cm"/>
          <style:tab-stop style:position="22.886cm"/>
          <style:tab-stop style:position="24.134cm"/>
        </style:tab-stops>
      </style:paragraph-properties>
      <style:text-properties fo:color="#000000" style:text-line-through-style="none" style:text-position="0% 100%" fo:font-family="'Bitstream Vera Sans'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title" style:family="presentation">
      <style:graphic-properties draw:stroke="none" draw:fill="none" draw:fill-color="#ffffff" draw:textarea-horizontal-align="left" draw:textarea-vertical-align="middle" draw:auto-grow-height="true" draw:auto-grow-width="false" fo:min-height="3.122cm" fo:min-width="0cm" fo:padding-top="0cm" fo:padding-bottom="0cm" fo:padding-left="0cm" fo:padding-right="0cm" draw:shadow="hidden" draw:shadow-color="#808080">
        <text:list-style style:name="Standard-title">
          <text:list-level-style-bullet text:level="1" text:bullet-char=""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9%" fo:text-align="start" text:enable-numbering="false" fo:text-indent="0cm" style:text-autospace="ideograph-alpha" style:punctuation-wrap="simple" style:line-break="strict">
        <style:tab-stops>
          <style:tab-stop style:position="0cm"/>
          <style:tab-stop style:position="0.277cm"/>
          <style:tab-stop style:position="1.525cm"/>
          <style:tab-stop style:position="2.773cm"/>
          <style:tab-stop style:position="4.021cm"/>
          <style:tab-stop style:position="5.269cm"/>
          <style:tab-stop style:position="6.517cm"/>
          <style:tab-stop style:position="7.765cm"/>
          <style:tab-stop style:position="9.013cm"/>
          <style:tab-stop style:position="10.261cm"/>
          <style:tab-stop style:position="11.509cm"/>
          <style:tab-stop style:position="12.757cm"/>
          <style:tab-stop style:position="14.005cm"/>
          <style:tab-stop style:position="15.253cm"/>
          <style:tab-stop style:position="16.501cm"/>
          <style:tab-stop style:position="17.749cm"/>
          <style:tab-stop style:position="18.997cm"/>
          <style:tab-stop style:position="20.245cm"/>
          <style:tab-stop style:position="21.492cm"/>
          <style:tab-stop style:position="22.74cm"/>
          <style:tab-stop style:position="23.988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32pt" fo:letter-spacing="normal" fo:language="en" fo:country="GB" fo:font-style="normal" fo:text-shadow="none" style:text-underline-style="none" fo:font-weight="bold" style:text-underline-mode="continuous" style:text-line-through-mode="continuous" style:letter-kerning="false" style:font-family-asian="'HG Mincho Light J'" style:font-pitch-asian="variable" style:font-size-asian="32pt" style:language-asian="en" style:country-asian="US" style:font-style-asian="normal" style:font-weight-asian="normal" style:font-family-complex="'HG Mincho Light J'" style:font-pitch-complex="variable" style:font-size-complex="32pt" style:language-complex="en" style:country-complex="US" style:font-style-complex="normal" style:font-weight-complex="normal" style:text-scale="100%" style:font-relief="none" fo:hyphenate="fals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573cm"/>
            <style:text-properties fo:font-family="StarSymbol" style:font-pitch="variable" fo:color="#000000" fo:font-size="45%"/>
          </text:list-level-style-bullet>
          <text:list-level-style-bullet text:level="2" text:bullet-char="●">
            <style:list-level-properties text:space-before="0.582cm" text:min-label-width="0.59cm"/>
            <style:text-properties fo:font-family="StarSymbol" style:font-pitch="variable" fo:color="#000000" fo:font-size="45%"/>
          </text:list-level-style-bullet>
          <text:list-level-style-bullet text:level="3" text:bullet-char="●">
            <style:list-level-properties text:space-before="1.195cm" text:min-label-width="0.577cm"/>
            <style:text-properties fo:font-family="StarSymbol" style:font-pitch="variable" fo:color="#000000" fo:font-size="45%"/>
          </text:list-level-style-bullet>
          <text:list-level-style-bullet text:level="4" text:bullet-char="●">
            <style:list-level-properties text:space-before="1.781cm" text:min-label-width="0.591cm"/>
            <style:text-properties fo:font-family="StarSymbol" style:font-pitch="variable" fo:color="#000000" fo:font-size="45%"/>
          </text:list-level-style-bullet>
          <text:list-level-style-bullet text:level="5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6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7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8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  <text:list-level-style-bullet text:level="9" text:bullet-char="●">
            <style:list-level-properties text:space-before="2.39cm" text:min-label-width="0.582cm"/>
            <style:text-properties fo:font-family="StarSymbol" style:font-pitch="variable" fo:color="#000000" fo:font-size="45%"/>
          </text:list-level-style-bullet>
        </text:list-style>
      </style:graphic-properties>
      <style:paragraph-properties fo:margin-left="0.573cm" fo:margin-right="0cm" fo:margin-top="0cm" fo:margin-bottom="0cm" style:line-height-at-least="0.851cm" fo:text-align="center" text:enable-numbering="false" fo:text-indent="0cm" style:punctuation-wrap="simple" style:line-break="strict">
        <style:tab-stops>
          <style:tab-stop style:position="0cm"/>
          <style:tab-stop style:position="0.674cm"/>
          <style:tab-stop style:position="1.922cm"/>
          <style:tab-stop style:position="3.17cm"/>
          <style:tab-stop style:position="4.418cm"/>
          <style:tab-stop style:position="5.666cm"/>
          <style:tab-stop style:position="6.914cm"/>
          <style:tab-stop style:position="8.162cm"/>
          <style:tab-stop style:position="9.41cm"/>
          <style:tab-stop style:position="10.658cm"/>
          <style:tab-stop style:position="11.906cm"/>
          <style:tab-stop style:position="13.154cm"/>
          <style:tab-stop style:position="14.402cm"/>
          <style:tab-stop style:position="15.65cm"/>
          <style:tab-stop style:position="16.898cm"/>
          <style:tab-stop style:position="18.146cm"/>
          <style:tab-stop style:position="19.393cm"/>
          <style:tab-stop style:position="20.641cm"/>
          <style:tab-stop style:position="21.889cm"/>
          <style:tab-stop style:position="23.137cm"/>
          <style:tab-stop style:position="24.385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HG Mincho Light J'" style:font-pitch-complex="variable" style:font-size-complex="24pt" style:font-style-complex="normal" style:font-weight-complex="normal" style:font-relief="none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98%" fo:text-align="start" text:enable-numbering="tru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Bitstream Vera Sans'" style:font-family-generic="swiss" style:font-pitch="variable" fo:font-size="24pt" fo:font-style="normal" fo:text-shadow="none" style:text-underline-style="none" fo:font-weight="normal" style:font-family-asian="Gothic" style:font-pitch-asian="variable" style:font-size-asian="12pt" style:font-style-asian="normal" style:font-weight-asian="normal" style:font-family-complex="Lucidasans" style:font-pitch-complex="variable" style:font-size-complex="12pt" style:font-style-complex="normal" style:font-weight-complex="normal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image text:level="1" xlink:href="Pictures/100002000000000C0000000C424A8468.gif" xlink:type="simple" xlink:show="embed" xlink:actuate="onLoad">
            <style:list-level-properties style:vertical-pos="middle" style:vertical-rel="line"/>
          </text:list-level-style-image>
          <text:list-level-style-image text:level="2" xlink:href="Pictures/100002000000000C0000000C424A8468.gif" xlink:type="simple" xlink:show="embed" xlink:actuate="onLoad">
            <style:list-level-properties text:min-label-width="1cm" style:vertical-pos="middle" style:vertical-rel="line" fo:width="0.22cm" fo:height="0.22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0.9cm" text:min-label-width="1.17cm" style:vertical-pos="middle" style:vertical-rel="line" fo:width="0.22cm" fo:height="0.22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1.69cm" text:min-label-width="1.18cm" style:vertical-pos="middle" style:vertical-rel="line" fo:width="0.22cm" fo:height="0.22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3.391cm" text:min-label-width="1.181cm" style:vertical-pos="middle" style:vertical-rel="line" fo:width="0.22cm" fo:height="0.22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4.8cm" text:min-label-width="0.6cm" style:vertical-pos="middle" style:vertical-rel="line" fo:width="0.22cm" fo:height="0.22cm"/>
          </text:list-level-style-image>
        </text:list-style>
      </style:graphic-properties>
      <style:paragraph-properties fo:margin-left="0cm" fo:margin-right="0cm" fo:margin-top="0cm" fo:margin-bottom="0.499cm" style:line-height-at-least="1.31cm" fo:text-align="start" text:enable-numbering="true" fo:text-indent="0cm" style:punctuation-wrap="simple" style:line-break="strict">
        <style:tab-stops>
          <style:tab-stop style:position="1.124cm"/>
          <style:tab-stop style:position="2.372cm"/>
          <style:tab-stop style:position="3.62cm"/>
          <style:tab-stop style:position="4.868cm"/>
          <style:tab-stop style:position="6.116cm"/>
          <style:tab-stop style:position="7.364cm"/>
          <style:tab-stop style:position="8.612cm"/>
          <style:tab-stop style:position="9.86cm"/>
          <style:tab-stop style:position="11.108cm"/>
          <style:tab-stop style:position="12.356cm"/>
          <style:tab-stop style:position="13.603cm"/>
          <style:tab-stop style:position="14.851cm"/>
          <style:tab-stop style:position="16.099cm"/>
          <style:tab-stop style:position="17.347cm"/>
          <style:tab-stop style:position="18.595cm"/>
          <style:tab-stop style:position="19.843cm"/>
          <style:tab-stop style:position="21.091cm"/>
          <style:tab-stop style:position="22.339cm"/>
          <style:tab-stop style:position="23.587cm"/>
          <style:tab-stop style:position="24.835cm"/>
        </style:tab-stops>
      </style:paragraph-properties>
      <style:text-properties fo:color="#000000" style:text-outline="false" style:text-line-through-style="none" style:text-position="0% 100%" fo:font-family="'Bitstream Vera Sans'" style:font-style-name="Regular" style:font-pitch="variable" fo:font-size="28pt" fo:font-style="normal" fo:text-shadow="none" style:text-underline-style="none" fo:font-weight="normal" style:font-family-asian="'HG Mincho Light J'" style:font-pitch-asian="variable" style:font-size-asian="28pt" style:font-style-asian="normal" style:font-weight-asian="normal" style:font-family-complex="'HG Mincho Light J'" style:font-pitch-complex="variable" style:font-size-complex="28pt" style:font-style-complex="normal" style:font-weight-complex="normal" style:font-relief="none"/>
    </style:style>
    <style:style style:name="Standard-outline2" style:family="presentation" style:parent-style-name="Standard-outline1">
      <style:paragraph-properties fo:margin-left="1cm" fo:margin-right="0cm" fo:margin-top="0cm" fo:margin-bottom="0.401cm" style:line-height-at-least="1.31cm" fo:text-align="start" text:enable-numbering="true" fo:text-indent="-1cm" style:punctuation-wrap="simple" style:line-break="strict">
        <style:tab-stops>
          <style:tab-stop style:position="0.326cm"/>
          <style:tab-stop style:position="1.574cm"/>
          <style:tab-stop style:position="2.822cm"/>
          <style:tab-stop style:position="4.07cm"/>
          <style:tab-stop style:position="5.318cm"/>
          <style:tab-stop style:position="6.566cm"/>
          <style:tab-stop style:position="7.814cm"/>
          <style:tab-stop style:position="9.061cm"/>
          <style:tab-stop style:position="10.309cm"/>
          <style:tab-stop style:position="11.557cm"/>
          <style:tab-stop style:position="12.805cm"/>
          <style:tab-stop style:position="14.053cm"/>
          <style:tab-stop style:position="15.301cm"/>
          <style:tab-stop style:position="16.549cm"/>
          <style:tab-stop style:position="17.797cm"/>
          <style:tab-stop style:position="19.045cm"/>
          <style:tab-stop style:position="20.293cm"/>
          <style:tab-stop style:position="21.541cm"/>
          <style:tab-stop style:position="22.789cm"/>
          <style:tab-stop style:position="24.037cm"/>
        </style:tab-stops>
      </style:paragraph-properties>
      <style:text-properties fo:color="#000000" style:text-line-through-style="none" style:text-position="0% 100%" fo:font-family="'Bitstream Vera Sans'" style:font-style-name="Regular" style:font-pitch="variable" fo:font-size="28pt" fo:font-style="normal" fo:text-shadow="none" style:text-underline-style="none" fo:font-weight="normal" style:font-family-asian="'HG Mincho Light J'" style:font-pitch-asian="variable" style:font-size-asian="26pt" style:font-family-complex="'HG Mincho Light J'" style:font-pitch-complex="variable" style:font-size-complex="26pt" style:font-relief="none"/>
    </style:style>
    <style:style style:name="Standard-outline3" style:family="presentation" style:parent-style-name="Standard-outline2">
      <style:paragraph-properties fo:margin-left="2.07cm" fo:margin-right="0cm" fo:margin-top="0cm" fo:margin-bottom="0.299cm" fo:line-height="100%" fo:text-align="start" text:enable-numbering="true" fo:text-indent="-1.17cm" style:punctuation-wrap="simple" style:line-break="strict">
        <style:tab-stops>
          <style:tab-stop style:position="0.771cm"/>
          <style:tab-stop style:position="2.019cm"/>
          <style:tab-stop style:position="3.267cm"/>
          <style:tab-stop style:position="4.515cm"/>
          <style:tab-stop style:position="5.763cm"/>
          <style:tab-stop style:position="7.011cm"/>
          <style:tab-stop style:position="8.259cm"/>
          <style:tab-stop style:position="9.507cm"/>
          <style:tab-stop style:position="10.755cm"/>
          <style:tab-stop style:position="12.003cm"/>
          <style:tab-stop style:position="13.251cm"/>
          <style:tab-stop style:position="14.499cm"/>
          <style:tab-stop style:position="15.747cm"/>
          <style:tab-stop style:position="16.995cm"/>
          <style:tab-stop style:position="18.243cm"/>
          <style:tab-stop style:position="19.49cm"/>
          <style:tab-stop style:position="20.738cm"/>
          <style:tab-stop style:position="21.986cm"/>
          <style:tab-stop style:position="23.234cm"/>
          <style:tab-stop style:position="24.482cm"/>
        </style:tab-stops>
      </style:paragraph-properties>
      <style:text-properties fo:color="#000000" style:text-line-through-style="none" style:text-position="0% 100%" fo:font-family="'Bitstream Vera Sans'" style:font-style-name="Regular" style:font-pitch="variable" fo:font-size="26pt" fo:font-style="normal" fo:text-shadow="none" style:text-underline-style="none" fo:font-weight="normal" style:font-family-asian="'HG Mincho Light J'" style:font-pitch-asian="variable" style:font-size-asian="24pt" style:font-family-complex="'HG Mincho Light J'" style:font-pitch-complex="variable" style:font-size-complex="24pt" style:font-relief="none"/>
    </style:style>
    <style:style style:name="Standard-outline4" style:family="presentation" style:parent-style-name="Standard-outline3">
      <style:paragraph-properties fo:margin-left="2.87cm" fo:margin-right="0cm" fo:margin-top="0cm" fo:margin-bottom="0.202cm" fo:line-height="100%" fo:text-align="start" text:enable-numbering="true" fo:text-indent="-1.18cm" style:punctuation-wrap="simple" style:line-break="strict">
        <style:tab-stops>
          <style:tab-stop style:position="1.221cm"/>
          <style:tab-stop style:position="2.469cm"/>
          <style:tab-stop style:position="3.717cm"/>
          <style:tab-stop style:position="4.965cm"/>
          <style:tab-stop style:position="6.213cm"/>
          <style:tab-stop style:position="7.461cm"/>
          <style:tab-stop style:position="8.709cm"/>
          <style:tab-stop style:position="9.957cm"/>
          <style:tab-stop style:position="11.205cm"/>
          <style:tab-stop style:position="12.453cm"/>
          <style:tab-stop style:position="13.701cm"/>
          <style:tab-stop style:position="14.948cm"/>
          <style:tab-stop style:position="16.196cm"/>
          <style:tab-stop style:position="17.444cm"/>
          <style:tab-stop style:position="18.692cm"/>
          <style:tab-stop style:position="19.94cm"/>
          <style:tab-stop style:position="21.188cm"/>
          <style:tab-stop style:position="22.436cm"/>
          <style:tab-stop style:position="23.684cm"/>
          <style:tab-stop style:position="24.932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5" style:family="presentation" style:parent-style-name="Standard-outline4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6" style:family="presentation" style:parent-style-name="Standard-outline5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7" style:family="presentation" style:parent-style-name="Standard-outline6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8" style:family="presentation" style:parent-style-name="Standard-outline7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style style:name="Standard-outline9" style:family="presentation" style:parent-style-name="Standard-outline8">
      <style:paragraph-properties fo:margin-left="4.572cm" fo:margin-right="0cm" fo:margin-top="0cm" fo:margin-bottom="0.101cm" fo:line-height="100%" fo:text-align="start" text:enable-numbering="true" fo:text-indent="0cm" style:punctuation-wrap="simple" style:line-break="strict">
        <style:tab-stops>
          <style:tab-stop style:position="0.418cm"/>
          <style:tab-stop style:position="1.666cm"/>
          <style:tab-stop style:position="2.914cm"/>
          <style:tab-stop style:position="4.162cm"/>
          <style:tab-stop style:position="5.41cm"/>
          <style:tab-stop style:position="6.658cm"/>
          <style:tab-stop style:position="7.906cm"/>
          <style:tab-stop style:position="9.154cm"/>
          <style:tab-stop style:position="10.402cm"/>
          <style:tab-stop style:position="11.65cm"/>
          <style:tab-stop style:position="12.898cm"/>
          <style:tab-stop style:position="14.146cm"/>
          <style:tab-stop style:position="15.394cm"/>
          <style:tab-stop style:position="16.642cm"/>
          <style:tab-stop style:position="17.89cm"/>
          <style:tab-stop style:position="19.138cm"/>
          <style:tab-stop style:position="20.386cm"/>
          <style:tab-stop style:position="21.634cm"/>
          <style:tab-stop style:position="22.882cm"/>
          <style:tab-stop style:position="24.1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HG Mincho Light J'" style:font-pitch-asian="variable" style:font-size-asian="20pt" style:font-family-complex="'HG Mincho Light J'" style:font-pitch-complex="variable" style:font-size-complex="20pt" style:font-relief="none"/>
    </style:style>
    <style:presentation-page-layout style:name="AL0T24">
      <presentation:placeholder presentation:object="handout" svg:x="2.057cm" svg:y="1.743cm" svg:width="6.103cm" svg:height="3.507cm"/>
      <presentation:placeholder presentation:object="handout" svg:x="10.96cm" svg:y="1.743cm" svg:width="6.103cm" svg:height="3.507cm"/>
      <presentation:placeholder presentation:object="handout" svg:x="19.863cm" svg:y="1.743cm" svg:width="6.103cm" svg:height="3.507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.5cm" fo:margin-bottom="0.5cm" fo:margin-left="0.5cm" fo:margin-right="0.5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page-layout style:name="PM3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39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visible" draw:shadow-offset-x="0.3cm" draw:shadow-offset-y="0.3cm" draw:shadow-color="#808080" draw:shadow-opacity="0%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true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right" draw:textarea-vertical-align="middle" draw:auto-grow-height="true" fo:padding-top="0cm" fo:padding-bottom="0cm" fo:padding-left="0cm" fo:padding-right="0cm" fo:wrap-option="no-wrap" draw:shadow="hidden"/>
    </style:style>
    <style:style style:name="gr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10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notes">
      <style:graphic-properties draw:fill-color="#ffffff" draw:auto-grow-height="false" fo:min-height="12.573cm"/>
    </style:style>
    <style:style style:name="pr4" style:family="presentation" style:parent-style-name="Standard-notes">
      <style:graphic-properties draw:fill-color="#ffffff" draw:auto-grow-height="false" fo:min-height="12.573cm"/>
    </style:style>
    <style:style style:name="pr5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pr6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.3999996185303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.3999996185303pt" style:font-size-asian="14pt" style:font-size-complex="14pt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margin-top="0cm" fo:margin-bottom="0cm" style:line-height-at-least="0.516cm" fo:text-align="start" text:enable-numbering="false" fo:text-indent="0cm" style:line-break="strict"/>
    </style:style>
    <style:style style:name="P7" style:family="paragraph">
      <style:paragraph-properties fo:margin-left="0cm" fo:margin-right="0cm" fo:margin-top="0cm" fo:margin-bottom="0cm" style:line-height-at-least="0.516cm" fo:text-align="end" text:enable-numbering="false" fo:text-indent="0cm" style:line-break="strict"/>
    </style:style>
    <style:style style:name="P8" style:family="paragraph">
      <style:paragraph-properties fo:margin-left="0cm" fo:margin-right="0cm" fo:margin-top="0cm" fo:margin-bottom="0cm" fo:line-height="97%" fo:text-align="end" text:enable-numbering="false" fo:text-indent="0cm" style:line-break="stric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.198cm" fo:margin-right="0cm" fo:text-indent="0cm"/>
    </style:style>
    <style:style style:name="P11" style:family="paragraph">
      <style:paragraph-properties fo:margin-left="0.52cm" fo:margin-right="0cm" fo:text-indent="-0.52cm"/>
    </style:style>
    <style:style style:name="P12" style:family="paragraph">
      <style:paragraph-properties fo:margin-left="1.36cm" fo:margin-right="0cm" fo:text-indent="-0.52cm"/>
    </style:style>
    <style:style style:name="P13" style:family="paragraph">
      <style:paragraph-properties fo:margin-left="2.31cm" fo:margin-right="0cm" fo:text-indent="-0.63cm"/>
    </style:style>
    <style:style style:name="P14" style:family="paragraph">
      <style:paragraph-properties fo:margin-left="4.568cm" fo:margin-right="0cm" fo:text-indent="-1.177cm"/>
    </style:style>
    <style:style style:name="P15" style:family="paragraph">
      <style:paragraph-properties fo:margin-left="5.4cm" fo:margin-right="0cm" fo:text-indent="-0.6cm"/>
    </style:style>
    <style:style style:name="P16" style:family="paragraph">
      <style:paragraph-properties fo:margin-left="1.2cm" fo:margin-right="0cm" fo:text-indent="-0.9cm"/>
    </style:style>
    <style:style style:name="P17" style:family="paragraph">
      <style:paragraph-properties fo:text-align="center"/>
    </style:style>
    <style:style style:name="P18" style:family="paragraph">
      <style:paragraph-properties fo:margin-left="0.6cm" fo:margin-right="0cm" fo:text-indent="-0.6cm"/>
    </style:style>
    <style:style style:name="P19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80" style:text-position="0% 100%" fo:font-family="Arial" style:font-family-generic="swiss" style:font-pitch="variable" fo:font-size="14pt" fo:language="en" fo:country="GB" style:font-size-asian="14pt" style:font-size-complex="14pt"/>
    </style:style>
    <style:style style:name="T3" style:family="text">
      <style:text-properties fo:color="#000080" style:text-position="0% 100%" fo:font-family="Arial" style:font-family-generic="swiss" style:font-pitch="variable" fo:font-size="14pt" fo:language="en" fo:country="GB" fo:font-weight="bold" style:font-size-asian="14pt" style:font-size-complex="14pt"/>
    </style:style>
    <style:style style:name="T4" style:family="text">
      <style:text-properties fo:color="#0047ff" style:text-position="0% 100%" fo:font-family="Arial" style:font-family-generic="swiss" style:font-pitch="variable" fo:font-size="14pt" fo:language="en" fo:country="GB" fo:font-style="italic" fo:font-weight="bold" style:font-size-asian="14pt" style:font-size-complex="14pt"/>
    </style:style>
    <text:list-style style:name="L1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">
        <style:text-properties fo:font-family="StarSymbol" style:font-pitch="variable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space-before="0.198cm" style:vertical-pos="middle" style:vertical-rel="line"/>
      </text:list-level-style-image>
      <text:list-level-style-image text:level="2" xlink:href="Pictures/100002000000000C0000000C424A8468.gif" xlink:type="simple" xlink:show="embed" xlink:actuate="onLoad">
        <style:list-level-properties text:min-label-width="0.52cm" style:vertical-pos="middle" style:vertical-rel="line" fo:width="0.3cm" fo:height="0.3cm"/>
      </text:list-level-style-image>
      <text:list-level-style-image text:level="3" xlink:href="Pictures/100002000000000C0000000C424A8468.gif" xlink:type="simple" xlink:show="embed" xlink:actuate="onLoad">
        <style:list-level-properties text:space-before="0.84cm" text:min-label-width="0.52cm" style:vertical-pos="middle" style:vertical-rel="line" fo:width="0.3cm" fo:height="0.3cm"/>
      </text:list-level-style-image>
      <text:list-level-style-image text:level="4" xlink:href="Pictures/100002000000000C0000000C424A8468.gif" xlink:type="simple" xlink:show="embed" xlink:actuate="onLoad">
        <style:list-level-properties text:space-before="1.68cm" text:min-label-width="0.63cm" style:vertical-pos="middle" style:vertical-rel="line" fo:width="0.3cm" fo:height="0.3cm"/>
      </text:list-level-style-image>
      <text:list-level-style-image text:level="5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6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7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8" xlink:href="Pictures/100002000000000C0000000C424A8468.gif" xlink:type="simple" xlink:show="embed" xlink:actuate="onLoad">
        <style:list-level-properties text:space-before="3.391cm" text:min-label-width="1.177cm" style:vertical-pos="middle" style:vertical-rel="line" fo:width="0.3cm" fo:height="0.3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cm" fo:height="0.3cm"/>
      </text:list-level-style-image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dp2">
      <draw:frame draw:style-name="gr1" draw:text-style-name="P2" draw:layer="backgroundobjects" svg:width="8.679cm" svg:height="1.434cm" svg:x="0.5cm" svg:y="0.5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8.679cm" svg:height="1.434cm" svg:x="11.819cm" svg:y="0.5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8.679cm" svg:height="1.434cm" svg:x="0.5cm" svg:y="27.763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8.679cm" svg:height="1.434cm" svg:x="11.819cm" svg:y="27.763cm">
        <draw:text-box>
          <text:p text:style-name="P3"><text:span text:style-name="T1"><text:page-number>&lt;Nummer&gt;</text:page-number></text:span></text:p>
        </draw:text-box>
      </draw:frame>
      <draw:page-thumbnail draw:layer="backgroundobjects" svg:width="9.74cm" svg:height="6.887cm" svg:x="5.629cm" svg:y="1.935cm" draw:page-number="1"/>
      <draw:page-thumbnail draw:layer="backgroundobjects" svg:width="9.74cm" svg:height="6.887cm" svg:x="5.629cm" svg:y="11.406cm"/>
      <draw:page-thumbnail draw:layer="backgroundobjects" svg:width="9.74cm" svg:height="6.887cm" svg:x="5.629cm" svg:y="20.877cm"/>
    </style:handout-master>
    <style:master-page style:name="Default" style:page-layout-name="PM1" draw:style-name="dp1">
      <office:forms form:automatic-focus="false" form:apply-design-mode="false"/>
      <draw:custom-shape draw:style-name="gr3" draw:text-style-name="P5" draw:layer="backgroundobjects" svg:width="27.701cm" svg:height="2.959cm" svg:x="0.975cm" svg:y="1.001cm">
        <text:p text:style-name="P1"/>
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custom-shape draw:style-name="gr4" draw:text-style-name="P5" draw:layer="backgroundobjects" svg:width="8.656cm" svg:height="1.297cm" svg:x="6.174cm" svg:y="18.45cm">
          <text:p text:style-name="P1"/>
          <draw:enhanced-geometry svg:viewBox="0 0 21600 21600" draw:path-stretchpoint-x="10800" draw:path-stretchpoint-y="10800" draw:text-areas="?f3 ?f4 ?f5 ?f6" draw:type="round-rectangle" draw:modifiers="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backgroundobjects" svg:width="8.656cm" svg:height="1.111cm" svg:x="6.174cm" svg:y="18.551cm">
          <text:p text:style-name="P6"><text:span text:style-name="T2">(c) T. Wieger, M. Klemm, D. Palic, </text:span><text:span text:style-name="T2"><text:line-break/></text:span><text:span text:style-name="T2">M. Jerger</text:span></text:p>
          <draw:enhanced-geometry svg:viewBox="0 0 21600 21600" draw:type="mso-spt202" draw:enhanced-path="M 0 0 L 21600 0 21600 21600 0 21600 0 0 Z N"/>
        </draw:custom-shape>
      </draw:g>
      <draw:g>
        <draw:custom-shape draw:style-name="gr4" draw:text-style-name="P5" draw:layer="backgroundobjects" svg:width="12.71cm" svg:height="1.27cm" svg:x="16.017cm" svg:y="18.508cm">
          <text:p text:style-name="P1"/>
          <draw:enhanced-geometry svg:viewBox="0 0 21600 21600" draw:path-stretchpoint-x="10800" draw:path-stretchpoint-y="10800" draw:text-areas="?f3 ?f4 ?f5 ?f6" draw:type="round-rectangle" draw:modifiers="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backgroundobjects" svg:width="12.71cm" svg:height="1.094cm" svg:x="16.017cm" svg:y="18.604cm">
          <text:p text:style-name="P7"><text:span text:style-name="T3"><text:s text:c="3"/></text:span><text:span text:style-name="T3">2009.04 <text:s/>/ <text:s/>Seite </text:span><text:span text:style-name="T3"><text:page-number>&lt;Nummer&gt;</text:page-number></text:span></text:p>
          <text:p text:style-name="P8"><text:span text:style-name="T4"><text:file-name text:display="name">BuildsystemeArchitekturueberblick</text:file-name></text:span></text:p>
          <draw:enhanced-geometry svg:viewBox="0 0 21600 21600" draw:type="mso-spt202" draw:enhanced-path="M 0 0 L 21600 0 21600 21600 0 21600 0 0 Z N"/>
        </draw:custom-shape>
      </draw:g>
      <draw:rect draw:style-name="gr7" draw:text-style-name="P9" draw:layer="backgroundobjects" svg:width="27.702cm" svg:height="0.176cm" svg:x="1.001cm" svg:y="18.093cm">
        <text:p text:style-name="P1"/>
      </draw:rect>
      <draw:rect draw:style-name="gr7" draw:text-style-name="P9" draw:layer="backgroundobjects" svg:width="4.714cm" svg:height="1.306cm" svg:x="1.001cm" svg:y="18.344cm">
        <text:p text:style-name="P1"/>
      </draw:rect>
      <draw:frame draw:style-name="gr8" draw:text-style-name="P9" draw:layer="backgroundobjects" svg:width="4.714cm" svg:height="1.306cm" svg:x="1.001cm" svg:y="18.344cm">
        <draw:image xlink:href="Pictures/100000000000062D00000170ED650B5D.png" xlink:type="simple" xlink:show="embed" xlink:actuate="onLoad">
          <text:p text:style-name="P1"/>
        </draw:image>
      </draw:frame>
      <draw:frame draw:style-name="gr8" draw:text-style-name="P9" draw:layer="backgroundobjects" svg:width="27.702cm" svg:height="0.176cm" svg:x="1.001cm" svg:y="18.093cm">
        <draw:image xlink:href="Pictures/1000000000000280000000052876A81A.png" xlink:type="simple" xlink:show="embed" xlink:actuate="onLoad">
          <text:p text:style-name="P1"/>
        </draw:image>
      </draw:frame>
      <draw:frame presentation:style-name="pr1" draw:text-style-name="P1" draw:layer="backgroundobjects" svg:width="27.417cm" svg:height="3.286cm" svg:x="1.25cm" svg:y="0.912cm" presentation:class="title">
        <draw:text-box>
          <text:p text:style-name="P1">Click to edit the title text format</text:p>
        </draw:text-box>
      </draw:frame>
      <draw:frame presentation:style-name="pr2" draw:text-style-name="P16" draw:layer="backgroundobjects" svg:width="27.455cm" svg:height="13.212cm" svg:x="1.207cm" svg:y="4.612cm" presentation:class="outline">
        <draw:text-box>
          <text:list text:style-name="L3">
            <text:list-item>
              <text:p text:style-name="P10">Click to edit the outline text format</text:p>
            </text:list-item>
          </text:list>
          <text:list text:style-name="L3">
            <text:list-item>
              <text:list>
                <text:list-item>
                  <text:p text:style-name="P11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12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3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4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4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4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4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5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office:forms form:automatic-focus="false" form:apply-design-mode="false"/>
        <draw:rect draw:style-name="gr9" draw:text-style-name="P17" draw:layer="backgroundobjects" svg:width="21.59cm" svg:height="27.94cm" svg:x="0cm" svg:y="0cm">
          <text:p text:style-name="P1"/>
        </draw:rect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5" draw:layer="backgroundobjects" svg:width="21.59cm" svg:height="27.94cm" svg:x="0cm" svg:y="0cm">
          <text:p text:style-name="P1"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3.705cm" svg:height="10.28cm" svg:x="3.646cm" svg:y="2.852cm" presentation:class="page"/>
        <draw:frame presentation:style-name="pr3" draw:text-style-name="P18" draw:layer="backgroundobjects" svg:width="14.517cm" svg:height="11.409cm" svg:x="3.249cm" svg:y="14.129cm" presentation:class="notes">
          <draw:text-box>
            <text:p text:style-name="P1">Klicken Sie, um das Format der Notizen zu bearbeiten</text:p>
          </draw:text-box>
        </draw:frame>
      </presentation:notes>
    </style:master-page>
    <style:master-page style:name="Standard" style:page-layout-name="PM1" draw:style-name="dp1">
      <office:forms form:automatic-focus="false" form:apply-design-mode="false"/>
      <draw:frame presentation:style-name="Standard-title" draw:layer="backgroundobjects" svg:width="26.729cm" svg:height="3.122cm" svg:x="1.485cm" svg:y="1.029cm" presentation:class="title" presentation:placeholder="true">
        <draw:text-box/>
      </draw:frame>
      <draw:frame presentation:style-name="Standard-outline1" draw:layer="backgroundobjects" svg:width="26.729cm" svg:height="13.859cm" svg:x="1.485cm" svg:y="4.914cm" presentation:class="outline" presentation:placeholder="true">
        <draw:text-box/>
      </draw:frame>
      <presentation:notes style:page-layout-name="PM3">
        <draw:page-thumbnail presentation:style-name="Standard-title" draw:layer="backgroundobjects" svg:width="17cm" svg:height="10.75cm" svg:x="2.25cm" svg:y="2cm" presentation:class="page"/>
        <draw:frame presentation:style-name="pr4" draw:text-style-name="P18" draw:layer="backgroundobjects" svg:width="17.271cm" svg:height="12.572cm" svg:x="2.159cm" svg:y="13.271cm" presentation:class="notes">
          <draw:text-box>
            <text:list text:style-name="L5">
              <text:list-item>
                <text:p text:style-name="P1">Klicken Sie, um das Format der Notizen zu bearbeiten</text:p>
              </text:list-item>
            </text:list>
          </draw:text-box>
        </draw:frame>
        <draw:frame presentation:style-name="pr5" draw:text-style-name="P19" draw:layer="backgroundobjects" svg:width="9.369cm" svg:height="1.396cm" svg:x="0cm" svg:y="0cm" presentation:class="header">
          <draw:text-box>
            <text:p text:style-name="P19"><text:span text:style-name="T1"><presentation:header/></text:span></text:p>
          </draw:text-box>
        </draw:frame>
        <draw:frame presentation:style-name="pr5" draw:text-style-name="P20" draw:layer="backgroundobjects" svg:width="9.369cm" svg:height="1.396cm" svg:x="12.22cm" svg:y="0cm" presentation:class="date-time">
          <draw:text-box>
            <text:p text:style-name="P20"><text:span text:style-name="T1"><presentation:date-time/></text:span></text:p>
          </draw:text-box>
        </draw:frame>
        <draw:frame presentation:style-name="pr6" draw:text-style-name="P19" draw:layer="backgroundobjects" svg:width="9.369cm" svg:height="1.396cm" svg:x="0cm" svg:y="26.543cm" presentation:class="footer">
          <draw:text-box>
            <text:p text:style-name="P19"><text:span text:style-name="T1"><presentation:footer/></text:span></text:p>
          </draw:text-box>
        </draw:frame>
        <draw:frame presentation:style-name="pr6" draw:text-style-name="P20" draw:layer="backgroundobjects" svg:width="9.369cm" svg:height="1.396cm" svg:x="12.22cm" svg:y="26.543cm" presentation:class="page-number">
          <draw:text-box>
            <text:p text:style-name="P20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9-04-21T10:33:25</meta:creation-date>
    <dc:date>2009-04-21T21:23:11</dc:date>
    <dc:language>de-DE</dc:language>
    <meta:editing-cycles>4</meta:editing-cycles>
    <meta:editing-duration>PT10H54M59S</meta:editing-duration>
    <meta:user-defined meta:name="Info 1"/>
    <meta:user-defined meta:name="Info 2"/>
    <meta:user-defined meta:name="Info 3"/>
    <meta:user-defined meta:name="Info 4"/>
    <meta:document-statistic meta:object-count="96"/>
  </office:meta>
</office:document-meta>
</file>